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fo:letter-spacing="normal"/>
    </style:style>
    <style:style style:name="T1" style:family="text">
      <style:text-properties style:font-name="Roboto" fo:font-size="9.75pt" fo:font-style="normal" fo:font-weight="normal"/>
    </style:style>
    <style:style style:name="T2" style:family="text">
      <style:text-properties style:font-name-complex="Roboto" style:font-size-complex="9.75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ได้ทดลองให้ผู้ใช้และนักพัฒนาทดลองใช้แล้วให้ความคิดเห็น สรุปได้ว่า ผู้ใช้มีความพึงพอใจอยู่ในระดับมาก </text:span><text:span text:style-name="T1">(</text:span><text:span text:style-name="T2">ค่าเฉลี่ย </text:span><text:span text:style-name="T1">4.20) </text:span><text:span text:style-name="T2">ส่วนผู้พัฒนามีความพึงพอใจในมุมมองการออกแบบและฟังก์ชันการใช้งานอยู่ในระดับมาก </text:span><text:span text:style-name="T1">(</text:span><text:span text:style-name="T2">ค่าเฉลี่ย </text:span><text:span text:style-name="T1">4.20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9:31:07.679273225</meta:creation-date>
    <dc:date>2021-06-01T19:31:31.027947655</dc:date>
    <meta:editing-duration>PT24S</meta:editing-duration>
    <meta:editing-cycles>1</meta:editing-cycles>
    <meta:document-statistic meta:table-count="0" meta:image-count="0" meta:object-count="0" meta:page-count="1" meta:paragraph-count="1" meta:word-count="152" meta:character-count="168" meta:non-whitespace-character-count="160"/>
    <meta:generator>LibreOffice/6.0.7.3$Linux_X86_64 LibreOffice_project/00m0$Build-3</meta:generator>
  </office:meta>
</office:document-meta>
</file>